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job 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1912774" calcext:value-type="float">
            <text:p>191277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5966691970825" calcext:value-type="float">
            <text:p>1.25966691970825</text:p>
          </table:table-cell>
        </table:table-row>
        <table:table-row table:style-name="ro1">
          <table:table-cell office:value-type="float" office:value="1946207" calcext:value-type="float">
            <text:p>194620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1.76939797401428" calcext:value-type="float">
            <text:p>1.76939797401428</text:p>
          </table:table-cell>
        </table:table-row>
        <table:table-row table:style-name="ro1">
          <table:table-cell office:value-type="float" office:value="1912775" calcext:value-type="float">
            <text:p>19127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72210693359375" calcext:value-type="float">
            <text:p>0.72210693359375</text:p>
          </table:table-cell>
        </table:table-row>
        <table:table-row table:style-name="ro1">
          <table:table-cell office:value-type="float" office:value="1912754" calcext:value-type="float">
            <text:p>191275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9.864394426346" calcext:value-type="float">
            <text:p>199.864394426346</text:p>
          </table:table-cell>
        </table:table-row>
        <table:table-row table:style-name="ro1">
          <table:table-cell office:value-type="float" office:value="1946208" calcext:value-type="float">
            <text:p>194620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office:value-type="float" office:value="154.955016851425" calcext:value-type="float">
            <text:p>154.955016851425</text:p>
          </table:table-cell>
        </table:table-row>
        <table:table-row table:style-name="ro1">
          <table:table-cell office:value-type="float" office:value="1912756" calcext:value-type="float">
            <text:p>19127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253.425801277161" calcext:value-type="float">
            <text:p>253.425801277161</text:p>
          </table:table-cell>
        </table:table-row>
        <table:table-row table:style-name="ro1">
          <table:table-cell office:value-type="float" office:value="1912755" calcext:value-type="float">
            <text:p>191275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770.11509943008" calcext:value-type="float">
            <text:p>5770.11509943008</text:p>
          </table:table-cell>
        </table:table-row>
        <table:table-row table:style-name="ro1">
          <table:table-cell office:value-type="float" office:value="1912757" calcext:value-type="float">
            <text:p>191275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5716.44829845429" calcext:value-type="float">
            <text:p>5716.44829845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13:35:11.970000000</meta:creation-date>
    <dc:date>2024-05-07T13:41:57.870000000</dc:date>
    <meta:editing-duration>PT6M46S</meta:editing-duration>
    <meta:editing-cycles>2</meta:editing-cycles>
    <meta:generator>LibreOffice/7.4.3.2$Windows_X86_64 LibreOffice_project/1048a8393ae2eeec98dff31b5c133c5f1d08b890</meta:generator>
    <meta:document-statistic meta:table-count="1" meta:cell-count="45" meta:object-count="0"/>
  </office:meta>
</office:document-meta>
</file>